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E47FF372CDC812A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r4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1287c3" fo:font-size="1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3.817cm" svg:height="7.266cm" svg:x="8.134cm" svg:y="3.834cm" presentation:class="title" presentation:user-transformed="true">
          <draw:text-box>
            <text:p text:style-name="P1"><text:span text:style-name="T1">Сервис для анализа результатов сессии</text:span></text:p>
          </draw:text-box>
        </draw:frame>
        <draw:frame draw:name="Подзаголовок 2" presentation:style-name="pr2" draw:text-style-name="P3" draw:layer="layout" svg:width="19.409cm" svg:height="3.856cm" svg:x="12.543cm" svg:y="11.101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писание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7.829cm" svg:height="4.867cm" svg:x="4.123cm" svg:y="1.905cm" presentation:class="title" presentation:user-transformed="true">
          <draw:text-box>
            <text:p text:style-name="P5"><text:span text:style-name="T2">Описание</text:span></text:p>
          </draw:text-box>
        </draw:frame>
        <draw:frame draw:name="Объект 2" presentation:style-name="pr5" draw:text-style-name="P8" draw:layer="layout" svg:width="27.829cm" svg:height="8.677cm" svg:x="4.123cm" svg:y="7.408cm" presentation:class="outline" presentation:user-transformed="true">
          <draw:text-box>
            <text:p text:style-name="P7"><text:span text:style-name="T3">Целью нашего проекта является написание платформы для анализа сессии и визуализации полученных данных 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бласть проекта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7.829cm" svg:height="4.867cm" svg:x="4.123cm" svg:y="1.905cm" presentation:class="title" presentation:user-transformed="true">
          <draw:text-box>
            <text:p text:style-name="P5"><text:span text:style-name="T2">Область проекта</text:span></text:p>
          </draw:text-box>
        </draw:frame>
        <draw:frame draw:name="Объект 2" presentation:style-name="pr5" draw:text-style-name="P8" draw:layer="layout" svg:width="27.829cm" svg:height="8.677cm" svg:x="4.123cm" svg:y="7.408cm" presentation:class="outline" presentation:user-transformed="true">
          <draw:text-box>
            <text:p text:style-name="P7"><text:span text:style-name="T3">Образование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облема&#9;&#9;&#9;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7.829cm" svg:height="4.867cm" svg:x="4.123cm" svg:y="1.905cm" presentation:class="title" presentation:user-transformed="true">
          <draw:text-box>
            <text:p text:style-name="P5"><text:span text:style-name="T2">Проблема</text:span><text:span text:style-name="T2"><text:tab/></text:span><text:span text:style-name="T2"><text:tab/></text:span><text:span text:style-name="T2"><text:tab/></text:span></text:p>
          </draw:text-box>
        </draw:frame>
        <draw:frame draw:name="Объект 2" presentation:style-name="pr5" draw:text-style-name="P8" draw:layer="layout" svg:width="27.829cm" svg:height="8.677cm" svg:x="4.123cm" svg:y="7.408cm" presentation:class="outline" presentation:user-transformed="true">
          <draw:text-box>
            <text:p text:style-name="P7"><text:span text:style-name="T3">Нерациональные затраты времени для анализа результатов сесси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шение&#9;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7.829cm" svg:height="4.867cm" svg:x="4.123cm" svg:y="1.905cm" presentation:class="title" presentation:user-transformed="true">
          <draw:text-box>
            <text:p text:style-name="P5"><text:span text:style-name="T2">Решение</text:span><text:span text:style-name="T2"><text:tab/></text:span></text:p>
          </draw:text-box>
        </draw:frame>
        <draw:frame draw:name="Объект 2" presentation:style-name="pr5" draw:text-style-name="P8" draw:layer="layout" svg:width="27.829cm" svg:height="8.677cm" svg:x="4.123cm" svg:y="7.408cm" presentation:class="outline" presentation:user-transformed="true">
          <draw:text-box>
            <text:p text:style-name="P7"><text:span text:style-name="T3">Разработка платформы для удобного взаимодействия с данными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манда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27.829cm" svg:height="4.867cm" svg:x="4.123cm" svg:y="1.905cm" presentation:class="title" presentation:user-transformed="true">
          <draw:text-box>
            <text:p text:style-name="P5"><text:span text:style-name="T2">Команда</text:span></text:p>
          </draw:text-box>
        </draw:frame>
        <draw:frame draw:name="Объект 2" presentation:style-name="pr5" draw:text-style-name="P8" draw:layer="layout" svg:width="27.829cm" svg:height="8.677cm" svg:x="4.123cm" svg:y="7.408cm" presentation:class="outline" presentation:user-transformed="true">
          <draw:text-box>
            <text:list text:style-name="L3">
              <text:list-item>
                <text:p text:style-name="P9"><text:span text:style-name="T3">Уразаев Нияз – TeamLead , разработчик клиентской части</text:span></text:p>
              </text:list-item>
              <text:list-item>
                <text:p text:style-name="P9"><text:span text:style-name="T3">Сунгатуллин Тимур – разработчик серверной части</text:span></text:p>
              </text:list-item>
              <text:list-item>
                <text:p text:style-name="P9"><text:span text:style-name="T3">Гришин Тимур – дизайнер</text:span></text:p>
              </text:list-item>
              <text:list-item>
                <text:p text:style-name="P9"><text:span text:style-name="T3">Даминов Ильназ – тестировщик, аналитик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78000000438E47FF372CDC812A0.png" xlink:type="simple" xlink:show="embed" xlink:actuate="onLoad"/>
    <draw:fill-image draw:name="msFillBitmap_20_2" draw:display-name="msFillBitmap 2" xlink:href="Pictures/100000000000078000000438E47FF372CDC812A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0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ace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0c5a82"/>
      <style:paragraph-properties fo:text-align="start"/>
      <style:text-properties fo:font-size="18pt"/>
    </style:style>
    <style:style style:name="MP9" style:family="paragraph">
      <loext:graphic-properties draw:fill="solid" draw:fill-color="#1287c3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9" style:family="paragraph">
      <style:paragraph-properties fo:text-align="start"/>
      <style:text-properties fo:font-size="24pt"/>
    </style:style>
    <style:style style:name="MP20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1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2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1287c3" fo:font-size="1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1287c3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drawooo:sub-view-size="670 1753" draw:text-areas="0 0 ?f0 ?f1" svg:viewBox="0 0 0 0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drawooo:sub-view-size="652 1684" draw:text-areas="0 0 ?f0 ?f1" svg:viewBox="0 0 0 0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drawooo:sub-view-size="1697 2693" draw:text-areas="0 0 ?f0 ?f1" svg:viewBox="0 0 0 0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drawooo:sub-view-size="2099 2624" draw:text-areas="0 0 ?f0 ?f1" svg:viewBox="0 0 0 0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drawooo:sub-view-size="2883 2627" draw:text-areas="0 0 ?f0 ?f1" svg:viewBox="0 0 0 0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drawooo:sub-view-size="2258 2696" draw:text-areas="0 0 ?f0 ?f1" svg:viewBox="0 0 0 0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1">Образец заголовка</text:span></text:p>
        </draw:text-box>
      </draw:frame>
      <draw:frame draw:name="Subtitle 2" presentation:style-name="Mpr2" draw:text-style-name="MP14" draw:layer="backgroundobjects" svg:width="19.409cm" svg:height="3.856cm" svg:x="12.543cm" svg:y="11.101cm" presentation:class="subtitle" presentation:user-transformed="true">
        <draw:text-box>
          <text:p text:style-name="MP13"><text:span text:style-name="MT2">Образец подзаголовка</text:span></text:p>
        </draw:text-box>
      </draw:frame>
      <draw:frame draw:name="Date Placeholder 3" presentation:style-name="Mpr3" draw:text-style-name="MP16" draw:layer="backgroundobjects" svg:width="3.174cm" svg:height="1.013cm" svg:x="27.035cm" svg:y="16.342cm" presentation:class="date-time" presentation:user-transformed="true">
        <draw:text-box>
          <text:p text:style-name="MP15"><text:span text:style-name="MT3"><text:date style:data-style-name="D1" text:date-value="2018-07-08">8.7.18</text:date></text:span></text:p>
        </draw:text-box>
      </draw:frame>
      <draw:frame draw:name="Footer Placeholder 4" presentation:style-name="Mpr3" draw:text-style-name="MP16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3" draw:text-style-name="MP16" draw:layer="backgroundobjects" svg:width="1.53cm" svg:height="1.013cm" svg:x="30.422cm" svg:y="16.342cm" presentation:class="page-number" presentation:user-transformed="true">
        <draw:text-box>
          <text:p text:style-name="MP15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6" draw:text-style-name="MP18" draw:layer="backgroundobjects" svg:width="27.829cm" svg:height="4.867cm" svg:x="4.123cm" svg:y="1.905cm" presentation:class="title" presentation:user-transformed="true">
        <draw:text-box>
          <text:p text:style-name="MP17"><text:span text:style-name="MT4">Образец заголовка</text:span></text:p>
        </draw:text-box>
      </draw:frame>
      <draw:frame draw:name="Content Placeholder 2" presentation:style-name="Mpr7" draw:text-style-name="MP25" draw:layer="backgroundobjects" svg:width="27.829cm" svg:height="8.677cm" svg:x="4.123cm" svg:y="7.408cm" presentation:class="outline" presentation:user-transformed="true">
        <draw:text-box>
          <text:list text:style-name="ML6">
            <text:list-item>
              <text:p text:style-name="MP19"><text:span text:style-name="MT5">Для правки структуры щёлкните мышью</text:span></text:p>
              <text:list>
                <text:list-item>
                  <text:p text:style-name="MP19"><text:span text:style-name="MT5">Второй уровень структуры</text:span></text:p>
                  <text:list>
                    <text:list-item>
                      <text:p text:style-name="MP19"><text:span text:style-name="MT5">Третий уровень структуры</text:span></text:p>
                      <text:list>
                        <text:list-item>
                          <text:p text:style-name="MP19"><text:span text:style-name="MT5">Четвёртый уровень структуры</text:span></text:p>
                          <text:list>
                            <text:list-item>
                              <text:p text:style-name="MP19"><text:span text:style-name="MT5">Пятый уровень структуры</text:span></text:p>
                              <text:list>
                                <text:list-item>
                                  <text:p text:style-name="MP19"><text:span text:style-name="MT5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0"><text:span text:style-name="MT5">Седьмой уровень структурыОбразец текста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6">Второй уровен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6" draw:layer="backgroundobjects" svg:width="3.174cm" svg:height="1.013cm" svg:x="27.035cm" svg:y="16.342cm" presentation:class="date-time" presentation:user-transformed="true">
        <draw:text-box>
          <text:p text:style-name="MP15"><text:span text:style-name="MT3"><text:date style:data-style-name="D1" text:date-value="2018-07-08">8.7.18</text:date></text:span></text:p>
        </draw:text-box>
      </draw:frame>
      <draw:frame draw:name="Footer Placeholder 4" presentation:style-name="Mpr8" draw:text-style-name="MP16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8" draw:text-style-name="MP16" draw:layer="backgroundobjects" svg:width="1.53cm" svg:height="1.013cm" svg:x="30.422cm" svg:y="16.298cm" presentation:class="page-number" presentation:user-transformed="true">
        <draw:text-box>
          <text:p text:style-name="MP15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Анализ сессии</dc:title>
    <meta:initial-creator>Пользователь Microsoft Office</meta:initial-creator>
    <meta:editing-cycles>6</meta:editing-cycles>
    <meta:creation-date>2018-07-07T11:30:41</meta:creation-date>
    <dc:date>2018-07-08T12:28:58.158000000</dc:date>
    <meta:editing-duration>PT21H16M29S</meta:editing-duration>
    <meta:generator>LibreOffice/5.0.2.2$Windows_x86 LibreOffice_project/37b43f919e4de5eeaca9b9755ed688758a8251fe</meta:generator>
    <meta:document-statistic meta:object-count="7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Параллакс" xlink:href=""/>
  </office:meta>
</office:document-meta>
</file>